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Arial" fo:font-size="14pt" style:font-name-asian="Times New Roman" style:font-size-asian="14pt" style:language-asian="fi" style:country-asian="FI" style:font-name-complex="Arial1" style:font-size-complex="18pt"/>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style:text-properties style:font-name="Arial" fo:font-size="16pt" style:font-name-asian="Times New Roman" style:font-size-asian="16pt" style:language-asian="fi" style:country-asian="FI" style:font-name-complex="Arial1" style:font-size-complex="16pt"/>
    </style:style>
    <style:style style:name="P4" style:family="paragraph" style:parent-style-name="Standard">
      <style:paragraph-properties fo:margin-top="0cm" fo:margin-bottom="0cm" loext:contextual-spacing="false" fo:line-height="100%"/>
      <style:text-properties style:font-name="Arial" fo:font-size="18pt" style:font-name-asian="Times New Roman" style:font-size-asian="18pt" style:language-asian="fi" style:country-asian="FI" style:font-name-complex="Arial1" style:font-size-complex="18pt"/>
    </style:style>
    <style:style style:name="P5" style:family="paragraph" style:parent-style-name="Standard">
      <style:paragraph-properties fo:margin-top="0cm" fo:margin-bottom="0cm" loext:contextual-spacing="false" fo:line-height="100%"/>
      <style:text-properties style:font-name="Arial" fo:font-size="12pt" style:font-name-asian="Times New Roman" style:font-size-asian="12pt" style:language-asian="fi" style:country-asian="FI" style:font-name-complex="Arial1" style:font-size-complex="18pt"/>
    </style:style>
    <style:style style:name="P6" style:family="paragraph" style:parent-style-name="Standard">
      <style:paragraph-properties fo:margin-top="0cm" fo:margin-bottom="0cm" loext:contextual-spacing="false" fo:line-height="100%"/>
      <style:text-properties fo:font-size="12pt" style:font-name-asian="Times New Roman" style:font-size-asian="12pt" style:language-asian="fi" style:country-asian="FI" style:font-name-complex="Arial1" style:font-size-complex="12pt"/>
    </style:style>
    <style:style style:name="P7" style:family="paragraph" style:parent-style-name="No_20_Spacing">
      <style:text-properties fo:font-size="12pt" style:font-size-asian="12pt"/>
    </style:style>
    <style:style style:name="P8" style:family="paragraph" style:parent-style-name="No_20_Spacing">
      <style:text-properties fo:font-size="9pt" style:font-size-asian="9pt"/>
    </style:style>
    <style:style style:name="P9" style:family="paragraph" style:parent-style-name="No_20_Spacing">
      <style:text-properties fo:font-size="16pt" style:font-size-asian="16pt"/>
    </style:style>
    <style:style style:name="P10" style:family="paragraph" style:parent-style-name="No_20_Spacing">
      <style:text-properties style:font-name="Arial" fo:font-size="16pt" style:font-size-asian="16pt" style:font-name-complex="Arial1"/>
    </style:style>
    <style:style style:name="P11" style:family="paragraph" style:parent-style-name="No_20_Spacing">
      <style:text-properties fo:font-size="14pt" style:font-size-asian="14pt" style:font-name-complex="Arial1"/>
    </style:style>
    <style:style style:name="P12" style:family="paragraph" style:parent-style-name="No_20_Spacing" style:master-page-name="Standard">
      <style:paragraph-properties style:page-number="auto"/>
    </style:style>
    <style:style style:name="T1" style:family="text">
      <style:text-properties style:font-name="Arial" fo:font-size="16pt" style:font-name-asian="Times New Roman" style:font-size-asian="16pt" style:language-asian="fi" style:country-asian="FI" style:font-name-complex="Arial1" style:font-size-complex="21.5pt"/>
    </style:style>
    <style:style style:name="T2" style:family="text">
      <style:text-properties style:font-name="Arial" fo:font-size="16pt" style:font-name-asian="Times New Roman" style:font-size-asian="16pt" style:language-asian="fi" style:country-asian="FI" style:font-name-complex="Arial1" style:font-size-complex="18pt"/>
    </style:style>
    <style:style style:name="T3" style:family="text">
      <style:text-properties style:font-name="Arial" fo:font-size="16pt" style:font-name-asian="Times New Roman" style:font-size-asian="16pt" style:language-asian="fi" style:country-asian="FI" style:font-name-complex="Arial1" style:font-size-complex="16pt"/>
    </style:style>
    <style:style style:name="T4" style:family="text">
      <style:text-properties style:font-name="Arial" fo:font-size="16pt" style:font-size-asian="16pt" style:font-name-complex="Arial1"/>
    </style:style>
    <style:style style:name="T5" style:family="text">
      <style:text-properties fo:font-size="12pt" style:font-size-asian="12pt"/>
    </style:style>
    <style:style style:name="T6" style:family="text">
      <style:text-properties fo:font-size="12pt" style:font-size-asian="12pt" style:font-name-complex="Arial1"/>
    </style:style>
    <style:style style:name="T7" style:family="text">
      <style:text-properties fo:font-size="9pt" style:font-size-asian="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No_20_Spacing">Ohtu-viikko7 referaatit</text:p>
      <text:p text:style-name="No_20_Spacing">Kreetta Hämäläinen</text:p>
      <text:p text:style-name="No_20_Spacing"/>
      <text:p text:style-name="No_20_Spacing"/>
      <text:p text:style-name="No_20_Spacing"/>
      <text:p text:style-name="No_20_Spacing"/>
      <text:p text:style-name="No_20_Spacing"/>
      <text:p text:style-name="P2"><text:span text:style-name="T1">Ohjelmistotuotantomenetelmien kehittyminen 1950-</text:span></text:p>
      <text:p text:style-name="P2"><text:span text:style-name="T1">luvulta nykypäivään</text:span></text:p>
      <text:p text:style-name="No_20_Spacing"/>
      <text:p text:style-name="P7"/>
      <text:p text:style-name="No_20_Spacing"><text:span text:style-name="T5">Lauri Suomalainen käsittelee kandidaatintutkielmassaan ohjelmistotuotantomenetelmien kehittymistä 1950- luvulta tähän päivään. Aluksi hän esittelee alkuaikojen ohjelmistotuotantoa 1950-luvulla ja kertoo muunmuassa kuinka tällöin uskottiin että <text:s/>kehittyneempien tietokoneitten uskottiin tekevän ohjelmoinnista triviaalia, kun enää ei tarvitsisi venyttää laitteistojen rajoja. Tästä siirrytään pikkuhilljaa 1970- luvulla syntyneeseen vesiputousmalliin, kun ohjelmoinnista ei tullutkaan aivan triviaalia. Pian huomataan, että tässäkin on ongelmansa ja näitä yritetään korjata iteratiivisilla ja inkrementaalisilla menetelmillä, jotka nousivat pinnalle 1994. Iteratiivisten menetelmien päälle rakentui 2000-luvun trendiksi muodostuneet ketterät menetelmät vastareaktiona jäykälle vaatimus- ja suunnitelmapainoitteisuudelle.</text:span></text:p>
      <text:p text:style-name="No_20_Spacing"/>
      <text:p text:style-name="No_20_Spacing"><text:a xlink:type="simple" xlink:href="https://www.cs.helsinki.fi/u/mluukkai/ohtu/suomalainen-kandi.pdf" text:style-name="Internet_20_link" text:visited-style-name="Visited_20_Internet_20_Link">https://www.cs.helsinki.fi/u/mluukkai/ohtu/suomalainen-kandi.pdf</text:a></text:p>
      <text:p text:style-name="No_20_Spacing"/>
      <text:p text:style-name="P8"/>
      <text:p text:style-name="Standard"><text:span text:style-name="T7"><text:s/></text:span><text:span text:style-name="T2">Ohjelmistoarkkitehtuurin sisällyttäminen ketteriin ohjelmisto-tuotantomenetelmiin</text:span></text:p>
      <text:p text:style-name="P1"/>
      <text:p text:style-name="No_20_Spacing"><text:span text:style-name="T5">Tero Huomo tutkii kandidaatintutkielmassaan, kuinka sisällyttää hieman ketterien menetelmien kanssa ristiriidassa oleva ohjelmistoarkkitehtuuri sulavasta ketteriin menetelmiin. Ohjelmistoarkkitehtuurin työstäminen perinteisessä vesiputousmallissa on tapahtunut alun suuressa suunnittelumaratonissa, ja ketterään sulautettuna ohjelmistoarkkitehtuuri kehittyy iteraatio iteraatiolta. Vastakkainasettelua arkkitehtuurin ja ketterien menetelmien välillä näkee monessa lähteessä, mutta tutkielmassa huomautetaan, kuinka myös useat lähteet kyseenalaistavat koko vastakkainasettelun. Esim. Scrumissa alustava arkkitehtuuri suunnittellaa ns. ’’sprint 0’’:n aikana, ja arkkitehtuuri kehittyy lopulliseen muotoonsa <text:s/>läpi koko kehitystyön.</text:span></text:p>
      <text:p text:style-name="No_20_Spacing"/>
      <text:p text:style-name="No_20_Spacing"><text:a xlink:type="simple" xlink:href="https://www.cs.helsinki.fi/u/mluukkai/ohtu/huomo-kandi.pdf" text:style-name="Internet_20_link" text:visited-style-name="Visited_20_Internet_20_Link">https://www.cs.helsinki.fi/u/mluukkai/ohtu/huomo-kandi.pdf</text:a></text:p>
      <text:p text:style-name="No_20_Spacing"/>
      <text:p text:style-name="P9"/>
      <text:p text:style-name="No_20_Spacing"><text:span text:style-name="T4">Metriikat käytänteiden tukena ohjelmiston laadun arvioimisessa</text:span></text:p>
      <text:p text:style-name="P10"/>
      <text:p text:style-name="No_20_Spacing"><text:span text:style-name="T6">Kasper Hirvikoski tutkii kandidaatintutkielmassaan ohjelmistojen laadun arviointia ja testauksen mekaanisia metriikoita, joilla pyritään pitämään ohjelmiston laatu mahdollisimman korkealla ja estää mahdollisten virheiden päätyminen julkaistuun ohjelmistoon. Virheiden korjaaminen on </text:span><text:soft-page-break/><text:span text:style-name="T6">kuitenkin edullisempaa, mitä aikaisemmin virheen löytää. Metriikoilla tässä yhteyssä tarkoitetaan esimerkiksi </text:span><text:span text:style-name="T5">koodikirnua, verkkoanalyysia, testikattavuutta ja mutaatiotestausta. <text:s/>Metriikoiden tutkimus onkin antanut lupaavia tuloksia siitä, että ne todella auttavat ohjelmistojen laadun parantamisessa, mutta yhtä kaikkein parasta tekniikkaa ei ole onnistuttu löytämään ja ne eivät kerro koko totuutta siitä, kuinka laadukas ohjelmisto on. <text:s/></text:span></text:p>
      <text:p text:style-name="P11"/>
      <text:p text:style-name="No_20_Spacing"><text:a xlink:type="simple" xlink:href="https://www.cs.helsinki.fi/u/mluukkai/ohtu/hirvikoski-kandi.pdf" text:style-name="Internet_20_link" text:visited-style-name="Visited_20_Internet_20_Link"><text:span text:style-name="T5">https://www.cs.helsinki.fi/u/mluukkai/ohtu/hirvikoski-kandi.pdf</text:span></text:a></text:p>
      <text:p text:style-name="P7"/>
      <text:p text:style-name="P7"/>
      <text:p text:style-name="P2"><text:span text:style-name="T3">Johtaminen perinteisissä ja ketterissä ohjelmistoprojekteissa</text:span></text:p>
      <text:p text:style-name="P3"/>
      <text:p text:style-name="P6"/>
      <text:p text:style-name="No_20_Spacing"><text:span text:style-name="T5">Eero-Veikko Laine käsittelee kandidaatintutkielmassaan johtamista erilaisissa ohjelmistoprojekteissa. Jatkuvat ohjelmistoprojektien epäonnistumiset hänen mukaansa on kiinnittäneet huomion siihen, miten näitä projekteja johdetaan. Ohjelmistoprojektien johtaminen voikin olla haastavaa; ohjelmistokehityksessä tulee usein vastaan ongelmia, joita on ollut lähes mahdoton ennustaa ja kaikkiin ongelmiin ei aina löydy vastauksia suoriltakäsin. Ennen ketterien menetelmien yleistymistä, projektijohtajan rooli onkin ollut valtavan suuri. Ketterässä taas projektijohtajan rooli on toiminnan helpottamisessa ja mahdollistamisessa, ei niinkään kontrolloinnissa. Tiimit ovat ketterässä itseohjautuvampia, ja tiukkaa kontrollia projektijohdolta ei <text:s/>niinkään tarvita.</text:span></text:p>
      <text:p text:style-name="P7"/>
      <text:p text:style-name="No_20_Spacing"><text:a xlink:type="simple" xlink:href="https://www.cs.helsinki.fi/u/mluukkai/ohtu/laine-kandi.pdf" text:style-name="Internet_20_link" text:visited-style-name="Visited_20_Internet_20_Link"><text:span text:style-name="T5">https://www.cs.helsinki.fi/u/mluukkai/ohtu/laine-kandi.pdf</text:span></text:a></text:p>
      <text:p text:style-name="P7"/>
      <text:p text:style-name="P7"/>
      <text:p text:style-name="P4"><text:bookmark text:name="_GoBack"/></text:p>
      <text:p text:style-name="P5"/>
      <text:p text:style-name="No_20_Spac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Calibri" fo:font-size="11pt" fo:language="fi" fo:country="FI"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eetta</meta:initial-creator>
    <dc:creator>Kreetta</dc:creator>
    <meta:editing-cycles>1</meta:editing-cycles>
    <meta:creation-date>2017-05-08T09:34:00</meta:creation-date>
    <dc:date>2017-05-08T10:27:00</dc:date>
    <meta:editing-duration>PT53M</meta:editing-duration>
    <meta:generator>LibreOffice/5.1.6.2$Linux_X86_64 LibreOffice_project/10m0$Build-2</meta:generator>
    <meta:document-statistic meta:table-count="0" meta:image-count="0" meta:object-count="0" meta:page-count="2" meta:paragraph-count="15" meta:word-count="332" meta:character-count="3582" meta:non-whitespace-character-count="325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